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58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number-columns-repeated="3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Quick test</text:p>
          </table:table-cell>
          <table:table-cell table:style-name="ce1" office:value-type="string" calcext:value-type="string">
            <text:p>Validated</text:p>
          </table:table-cell>
          <table:table-cell table:style-name="ce1" office:value-type="string" calcext:value-type="string">
            <text:p>In tester</text:p>
          </table:table-cell>
        </table:table-row>
        <table:table-row table:style-name="ro2">
          <table:table-cell table:style-name="ce1"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-on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3.3V regulator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WD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Reset switch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set-hol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power LE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power error L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gram LE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un LE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A0-5 LED array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GB LED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verse pow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X overvolt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ART TX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ART R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dio programming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B low spe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B pow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2kHz cryst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0-5 hi-Z performanc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 calcext:value-type="string">
            <text:p>OS firmwar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p casts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p compares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p mul div sub add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p string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p cos sin tan atan2 exp ln sqrt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trncpy cpy cmp ncmp chr len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ltoa utoa ultoa itoa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rintf putchar getchar cangetcha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inMod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nalogReferen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logWrit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logRead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Writ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Read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Mod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tach/detachInterrup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tach/detachFastinterrup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e/noT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iftOut/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lseIn/lo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ndom/randomSe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li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ay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ayMicrosecond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2cTranscieve/SetupSlav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okSoftPw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tOSVer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tHWVer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Thread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pendThrea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itThrea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sumeThrea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ieldThrea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adSleep/Unti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ThreadNa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Timer/resetTim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texInit/Lock/Trylock/Unlo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shErase/flashWri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Sud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SerialSpe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okSysTi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dShow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 calcext:value-type="string">
            <text:p>Server firm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S2812B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prom (flasherase, flashwrite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B low spe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rv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Byte, highBy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tRead, bitWri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tSet, BitClear, bit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7:55:27.011519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7S</meta:editing-duration>
    <meta:editing-cycles>12</meta:editing-cycles>
    <meta:generator>LibreOffice/5.1.4.2$Linux_X86_64 LibreOffice_project/10m0$Build-2</meta:generator>
    <dc:date>2017-01-13T18:07:05.108156255</dc:date>
    <meta:document-statistic meta:table-count="3" meta:cell-count="112" meta:object-count="0"/>
    <meta:user-defined meta:name="Info 1"/>
    <meta:user-defined meta:name="Info 2"/>
    <meta:user-defined meta:name="Info 3"/>
    <meta:user-defined meta:name="Info 4"/>
  </office:meta>
</office:document-meta>
</file>